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Heading_20_1">
      <style:text-properties fo:language="ru" fo:country="RU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paragraph-properties fo:text-align="center" style:justify-single-word="false"/>
      <style:text-properties fo:language="ru" fo:country="RU"/>
    </style:style>
    <style:style style:name="P7" style:family="paragraph" style:parent-style-name="Text_20_body">
      <style:paragraph-properties fo:text-align="start" style:justify-single-word="false"/>
      <style:text-properties fo:language="ru" fo:country="RU"/>
    </style:style>
    <style:style style:name="P8" style:family="paragraph" style:parent-style-name="Text_20_body">
      <style:paragraph-properties fo:text-align="start" style:justify-single-word="false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fo:language="en" fo:country="US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93cm" draw:z-index="0"><draw:image xlink:href="../../odt/images/0175.png" xlink:type="simple" xlink:show="embed" xlink:actuate="onLoad"/></draw:frame></text:p>
          </table:table-cell>
          <table:table-cell table:style-name="Table1.B1" office:value-type="string">
            <text:h text:style-name="P3" text:outline-level="1">Дробная част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1cm" svg:height="1.379cm" draw:z-index="0"><draw:image xlink:href="../../odt/images/0175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реализует операцию выделения дробной части входного сигнала.</text:p>
            <text:p text:style-name="P5">Под дробной частью понимается разность между сигналом и его целой частью.</text:p>
            <text:p text:style-name="P5">Дробная часть положительного числа – неотрицательна, а дробная часть отрицательного числа – неположительна <text:span text:style-name="T4">(</text:span>см. рисунок):</text:p>
            <text:p text:style-name="P6"><draw:frame draw:style-name="fr2" draw:name="Графический объект3" text:anchor-type="as-char" svg:width="12.3cm" svg:height="10.59cm" draw:z-index="0"><draw:image xlink:href="../../odt/images/0175_sample.PNG" xlink:type="simple" xlink:show="embed" xlink:actuate="onLoad"/></draw:frame></text:p>
            <text:p text:style-name="P7">Алгоритм вычисления дробной части числа:</text:p>
            <text:p text:style-name="P6"><draw:frame draw:style-name="fr3" draw:name="Объект1" text:anchor-type="as-char" svg:width="7.772cm" svg:height="0.62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8">где<draw:frame draw:style-name="fr3" draw:name="Object2" text:anchor-type="as-char" svg:width="1.08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ыходной сигнал,<draw:frame draw:style-name="fr3" draw:name="Object11" text:anchor-type="as-char" svg:width="1.055cm" svg:height="0.564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– <text:span text:style-name="T6">входной сигнал блока</text:span>.</text:p>
            <text:p text:style-name="P5">В случае <text:span text:style-name="T5">векторного</text:span> входного сигнала, блок реализует операцию выделения дробной части каждого из элементов входной <text:span text:style-name="T5">векторной</text:span> величины.</text:p>
            <text:p text:style-name="Text_20_body"><text:span text:style-name="T3">Свойства</text:span>: для работы блока не требуется задавать свойства.</text:p>
            <text:p text:style-name="P5"><text:span text:style-name="T1">Примечание</text:span>: р<text:span text:style-name="T2">азмерность выходного сигнала всегда равна размерности входного сигнала.</text:span></text:p>
          </table:table-cell>
          <table:covered-table-cell/>
        </table:table-row>
      </table:table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робная часть</dc:title>
    <dc:date>2012-03-30T20:34:43.17</dc:date>
    <meta:generator>OpenOffice_Beta/4.1.0$Win32 OpenOffice.org_project/410m14$Build-9760</meta:generator>
    <meta:editing-duration>PT3H20M2S</meta:editing-duration>
    <meta:editing-cycles>76</meta:editing-cycles>
    <meta:document-statistic meta:table-count="1" meta:image-count="3" meta:object-count="3" meta:page-count="2" meta:paragraph-count="16" meta:word-count="91" meta:character-count="672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  <mrow>
        <mi/>
        <mo stretchy="false">=</mo>
        <mi/>
      </mrow>
      <mtext>frac</mtext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i>u</mi>
      <mrow>
        <mrow>
          <mo stretchy="false">(</mo>
          <mrow>
            <mi>t</mi>
          </mrow>
          <mo stretchy="false">)</mo>
        </mrow>
        <mo stretchy="false">−</mo>
        <mtext>int</mtext>
      </mrow>
      <mfenced open="[" close="]">
        <mrow>
          <mi>u</mi>
          <mrow>
            <mo stretchy="false">(</mo>
            <mrow>
              <mi>t</mi>
            </mrow>
            <mo stretchy="false">)</mo>
          </mrow>
        </mrow>
      </mfenced>
    </mrow>
    <annotation encoding="StarMath 5.0">y(t) ~=~ "frac" left [ u(t) right ] ~=~ u(t) - "int" left [ u(t) right ]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